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r_20_defecte-title">
      <style:graphic-properties fo:min-height="2.629cm"/>
      <style:paragraph-properties style:writing-mode="lr-tb"/>
    </style:style>
    <style:style style:name="pr2" style:family="presentation" style:parent-style-name="Per_20_defecte-subtitle">
      <style:graphic-properties draw:fill-color="#ffffff" fo:min-height="9.134cm"/>
      <style:paragraph-properties style:writing-mode="lr-tb"/>
    </style:style>
    <style:style style:name="pr3" style:family="presentation" style:parent-style-name="Per_20_defecte-notes">
      <style:graphic-properties draw:fill-color="#ffffff" fo:min-height="13.364cm"/>
      <style:paragraph-properties style:writing-mode="lr-tb"/>
    </style:style>
    <style:style style:name="pr4" style:family="presentation" style:parent-style-name="Per_20_defecte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ció a Docke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olució del desplegament d’aplicacions</text:p>
                <text:list>
                  <text:list-item>
                    <text:p>Màquines físiques dedicades.</text:p>
                    <text:list>
                      <text:list-item>
                        <text:p>Si una aplicació penja el servidor, es penja tot</text:p>
                      </text:list-item>
                      <text:list-item>
                        <text:p>Implicacions de seguretat </text:p>
                      </text:list-item>
                      <text:list-item>
                        <text:p>Desaprofitament de màquines dedicades</text:p>
                      </text:list-item>
                    </text:list>
                  </text:list-item>
                  <text:list-item>
                    <text:p>Màquines virtuals</text:p>
                    <text:list>
                      <text:list-item>
                        <text:p>Permet aprofitar millor les màquines</text:p>
                      </text:list-item>
                      <text:list-item>
                        <text:p>Cada aplicació té el seu SO, tot aillat</text:p>
                      </text:list-item>
                      <text:list-item>
                        <text:p>Cada SO implica un consum de recursos CPU i RAM</text:p>
                      </text:list-item>
                    </text:list>
                  </text:list-item>
                  <text:list-item>
                    <text:p>Contenidors</text:p>
                    <text:list>
                      <text:list-item>
                        <text:p>Comparteix el SO amb el de la màquina, però cada aplicació té el seu entorn aillat</text:p>
                      </text:list-item>
                      <text:list-item>
                        <text:p>Molt més petit i ràpid d’arrancar que una màquina virtu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presentation:style-name="pr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figuració entorn de desenvolupament</text:p>
                <text:list>
                  <text:list-item>
                    <text:p>Com a mínim:</text:p>
                    <text:list>
                      <text:list-item>
                        <text:p>Instal·lar servidor de base de dades (Oracle, Postgresql...)</text:p>
                      </text:list-item>
                      <text:list-item>
                        <text:p>Instal·lar JDK</text:p>
                      </text:list-item>
                      <text:list-item>
                        <text:p>Instal·lar servidor d’aplicacions JBoss</text:p>
                      </text:list-item>
                      <text:list-item>
                        <text:p>Instal·lar servidor d’autenticació keycloak</text:p>
                      </text:list-item>
                    </text:list>
                  </text:list-item>
                  <text:list-item>
                    <text:p>Però també si volem un entonr que s’assembli al real:</text:p>
                    <text:list>
                      <text:list-item>
                        <text:p>Instal·lar servidor de correu</text:p>
                      </text:list-item>
                      <text:list-item>
                        <text:p>Instal·lar servidor Apache</text:p>
                      </text:list-item>
                    </text:list>
                  </text:list-item>
                </text:list>
              </text:list-item>
              <text:list-item>
                <text:p>Configurar un nou entorn de desenvolupament o proves és molt pesa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figurar un nou entorn de desenvolupament amb màquines virtuals?</text:p>
                <text:list>
                  <text:list-item>
                    <text:p>Possible, però arrancar 3 o 4 màquines virtuals és molt pesat</text:p>
                  </text:list-item>
                </text:list>
              </text:list-item>
              <text:list-item>
                <text:p>Configurar entorn amb Docker</text:p>
                <text:list>
                  <text:list-item>
                    <text:p>Es pot definir a un únic lloc tots els contenidors necessaris i arrancar-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ció a Dock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ipus de contenidors</text:p>
                <text:list>
                  <text:list-item>
                    <text:p>Linux. Són els «normals», poden correr sobre qualsevol plataforma (Linux, Mac, Windows). En el cas de Windows, necessiten Hyper-V o bé WSL2</text:p>
                  </text:list-item>
                  <text:list-item>
                    <text:p>Windows. Només corren sobre Windows.</text:p>
                  </text:list-item>
                </text:list>
              </text:list-item>
              <text:list-item>
                <text:p>A la pràctica mai s’empren contenidors Windows, si no és una necessitat molt específic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ció a Dock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atges i contenidors</text:p>
                <text:list>
                  <text:list-item>
                    <text:p>Imatge (image): Plantilla d’una aplicació a partir de la qual es pot arrancar un contenidor. Són immutables.</text:p>
                  </text:list-item>
                  <text:list-item>
                    <text:p>Registre (registry): Lloc des d’on es poden baixar imatges. Per defecte: hub.docker.com</text:p>
                  </text:list-item>
                  <text:list-item>
                    <text:p>Contenidor (container): Instància d’una aplicació creada a partir d’una imat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tructura de les imatges</text:p>
                <text:list>
                  <text:list-item>
                    <text:p>Les imatges estan formades per capes (layer) que són un sistema de fitxers</text:p>
                  </text:list-item>
                  <text:list-item>
                    <text:p>Les noves imatges es creen afegint capes a imatges preexistents (reaprofitament), que afegeixen o sobreescriuen contingut</text:p>
                  </text:list-item>
                  <text:list-item>
                    <text:p>Nomenclatura: <text:s/></text:p>
                    <text:list>
                      <text:list-item>
                        <text:p>[«repositori»/]«nom imatge»[:«versió»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4" draw:layer="layout" svg:width="25.199cm" svg:height="9.134cm" svg:x="1.801cm" svg:y="3.685cm" presentation:class="outline" presentation:user-transformed="true">
          <draw:text-box>
            <text:list text:style-name="L2">
              <text:list-item>
                <text:p>Estructura de les imatges: exemple aplicació</text:p>
                <text:list>
                  <text:list-item>
                    <text:p>Estructura bàsica Linux (directoris bàsics, utilitats: ps, ls...)</text:p>
                  </text:list-item>
                  <text:list-item>
                    <text:p>JDK</text:p>
                  </text:list-item>
                  <text:list-item>
                    <text:p>JBoss</text:p>
                  </text:list-item>
                  <text:list-item>
                    <text:p>Configuració i EAR</text:p>
                  </text:list-item>
                </text:list>
              </text:list-item>
              <text:list-item>
                <text:p>Si tenim dues aplicacions que empren el mateix JDK/JBoss, podem reaprofitar les tres primeres cap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0T13:21:03.894000000</meta:creation-date>
    <dc:date>2021-05-11T09:32:25.356000000</dc:date>
    <meta:editing-duration>PT35M40S</meta:editing-duration>
    <meta:editing-cycles>4</meta:editing-cycles>
    <meta:generator>LibreOffice/7.1.3.2$Windows_X86_64 LibreOffice_project/47f78053abe362b9384784d31a6e56f8511eb1c1</meta:generator>
    <meta:document-statistic meta:object-count="53"/>
  </office:meta>
</office:document-meta>
</file>